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Logg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Logg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Logger.logFinish( BuildEvent event , Date star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eLogg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Logg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Logger.logStart( BuildEvent event , Date star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